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6fe" officeooo:paragraph-rsid="0002e6fe"/>
    </style:style>
    <style:style style:name="P2" style:family="paragraph" style:parent-style-name="Standard">
      <style:paragraph-properties fo:margin-left="2.75cm" fo:margin-right="2.75cm" fo:margin-top="0.48cm" fo:margin-bottom="0cm" style:contextual-spacing="false" fo:text-indent="1.251cm" style:auto-text-indent="false"/>
      <style:text-properties officeooo:rsid="0002e6fe" officeooo:paragraph-rsid="0002e6fe"/>
    </style:style>
    <style:style style:name="P3" style:family="paragraph" style:parent-style-name="Standard">
      <style:paragraph-properties fo:margin-left="2.75cm" fo:margin-right="2.75cm" fo:margin-top="0.48cm" fo:margin-bottom="0cm" style:contextual-spacing="false" fo:text-align="end" style:justify-single-word="false" fo:text-indent="1.251cm" style:auto-text-indent="false"/>
      <style:text-properties officeooo:rsid="0002e6fe" officeooo:paragraph-rsid="0002e6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poder analizar la actuación de las personas que intervienen en el proceso de compra o consumo se han desarrollado los llamados modelos de comportamiento, cuyo fin es establecer el proceso de toma de decisiones de los compradores y consumidores y cómo a partir de estas decisiones muestran un determinado comportamiento de compra o consumo.</text:p>
      <text:p text:style-name="P1">Los modelos sobre el comportamiento del consumidor intentan proporcionar una visión global o integrada del consumidor, ayudan a identificar la información necesaria para la toma de decisiones comerciales, permiten la cuantificación de variables, proporcionan una base para segmentar mercados y facilitan el desarrollo de las estrategias comerciales.</text:p>
      <text:p text:style-name="P1"/>
      <text:p text:style-name="P1"/>
      <text:p text:style-name="P1"/>
      <text:p text:style-name="P2">Para poder analizar la actuación de las personas que intervienen en el proceso de compra o consumo se han desarrollado los llamados modelos de comportamiento, cuyo fin es establecer el proceso de toma de decisiones de los compradores y consumidores y cómo a partir de estas decisiones muestran un determinado comportamiento de compra o consumo.</text:p>
      <text:p text:style-name="P2">Los modelos sobre el comportamiento del consumidor intentan proporcionar una visión global o integrada del consumidor, ayudan a identificar la información necesaria para la toma de decisiones comerciales, permiten la cuantificación de variables, proporcionan una base para segmentar mercados y facilitan el desarrollo de las estrategias comerciales.</text:p>
      <text:p text:style-name="P3">Axel Lope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20:03:28.055030505</meta:creation-date>
    <dc:date>2025-03-07T20:07:48.357559384</dc:date>
    <meta:editing-duration>PT4M21S</meta:editing-duration>
    <meta:editing-cycles>1</meta:editing-cycles>
    <meta:document-statistic meta:table-count="0" meta:image-count="0" meta:object-count="0" meta:page-count="1" meta:paragraph-count="5" meta:word-count="206" meta:character-count="1396" meta:non-whitespace-character-count="1195"/>
    <meta:generator>LibreOffice/25.2.1.2$Linux_X86_64 LibreOffice_project/520$Build-2</meta:generator>
  </office:meta>
</office:document-meta>
</file>